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877cm"/>
    </style:style>
    <style:style style:name="co35" style:family="table-column">
      <style:table-column-properties fo:break-before="auto" style:column-width="2.565cm"/>
    </style:style>
    <style:style style:name="co36" style:family="table-column">
      <style:table-column-properties fo:break-before="auto" style:column-width="7.895cm"/>
    </style:style>
    <style:style style:name="co37" style:family="table-column">
      <style:table-column-properties fo:break-before="auto" style:column-width="3.03cm"/>
    </style:style>
    <style:style style:name="co38" style:family="table-column">
      <style:table-column-properties fo:break-before="auto" style:column-width="9.581cm"/>
    </style:style>
    <style:style style:name="co39" style:family="table-column">
      <style:table-column-properties fo:break-before="auto" style:column-width="25.606cm"/>
    </style:style>
    <style:style style:name="co40" style:family="table-column">
      <style:table-column-properties fo:break-before="auto" style:column-width="2.413cm"/>
    </style:style>
    <style:style style:name="co41" style:family="table-column">
      <style:table-column-properties fo:break-before="auto" style:column-width="13.185cm"/>
    </style:style>
    <style:style style:name="co10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2.963cm"/>
    </style:style>
    <style:style style:name="co43" style:family="table-column">
      <style:table-column-properties fo:break-before="auto" style:column-width="5.036cm"/>
    </style:style>
    <style:style style:name="co44" style:family="table-column">
      <style:table-column-properties fo:break-before="auto" style:column-width="3.609cm"/>
    </style:style>
    <style:style style:name="co45" style:family="table-column">
      <style:table-column-properties fo:break-before="auto" style:column-width="8.371cm"/>
    </style:style>
    <style:style style:name="co15" style:family="table-column">
      <style:table-column-properties fo:break-before="auto" style:column-width="4.537cm"/>
    </style:style>
    <style:style style:name="co16" style:family="table-column">
      <style:table-column-properties fo:break-before="auto" style:column-width="4.921cm"/>
    </style:style>
    <style:style style:name="co17" style:family="table-column">
      <style:table-column-properties fo:break-before="auto" style:column-width="4.344cm"/>
    </style:style>
    <style:style style:name="co18" style:family="table-column">
      <style:table-column-properties fo:break-before="auto" style:column-width="4.043cm"/>
    </style:style>
    <style:style style:name="co19" style:family="table-column">
      <style:table-column-properties fo:break-before="auto" style:column-width="1.27cm"/>
    </style:style>
    <style:style style:name="co20" style:family="table-column">
      <style:table-column-properties fo:break-before="auto" style:column-width="1.653cm"/>
    </style:style>
    <style:style style:name="co21" style:family="table-column">
      <style:table-column-properties fo:break-before="auto" style:column-width="0.885cm"/>
    </style:style>
    <style:style style:name="co22" style:family="table-column">
      <style:table-column-properties fo:break-before="auto" style:column-width="1.078cm"/>
    </style:style>
    <style:style style:name="co23" style:family="table-column">
      <style:table-column-properties fo:break-before="auto" style:column-width="15.49cm"/>
    </style:style>
    <style:style style:name="co24" style:family="table-column">
      <style:table-column-properties fo:break-before="auto" style:column-width="2.23cm"/>
    </style:style>
    <style:style style:name="co25" style:family="table-column">
      <style:table-column-properties fo:break-before="auto" style:column-width="3.96cm"/>
    </style:style>
    <style:style style:name="co26" style:family="table-column">
      <style:table-column-properties fo:break-before="auto" style:column-width="3.607cm"/>
    </style:style>
    <style:style style:name="co27" style:family="table-column">
      <style:table-column-properties fo:break-before="auto" style:column-width="4.785cm"/>
    </style:style>
    <style:style style:name="co28" style:family="table-column">
      <style:table-column-properties fo:break-before="auto" style:column-width="4.441cm"/>
    </style:style>
    <style:style style:name="co29" style:family="table-column">
      <style:table-column-properties fo:break-before="auto" style:column-width="3.336cm"/>
    </style:style>
    <style:style style:name="co30" style:family="table-column">
      <style:table-column-properties fo:break-before="auto" style:column-width="1.147cm"/>
    </style:style>
    <style:style style:name="co31" style:family="table-column">
      <style:table-column-properties fo:break-before="auto" style:column-width="1.727cm"/>
    </style:style>
    <style:style style:name="co32" style:family="table-column">
      <style:table-column-properties fo:break-before="auto" style:column-width="19.713cm"/>
    </style:style>
    <style:style style:name="co33" style:family="table-column">
      <style:table-column-properties fo:break-before="auto" style:column-width="33.225cm"/>
    </style:style>
    <style:style style:name="co34" style:family="table-column">
      <style:table-column-properties fo:break-before="auto" style:column-width="9.661cm"/>
    </style:style>
    <style:style style:name="co4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5" style:family="table" style:master-page-name="PageStyle_5f_Recherche">
      <style:table-properties table:display="true" style:writing-mode="lr-tb"/>
    </style:style>
    <style:style style:name="ta6" style:family="table" style:master-page-name="PageStyle_5f_Rech_20_groupée">
      <style:table-properties table:display="true" style:writing-mode="lr-tb"/>
    </style:style>
    <style:style style:name="ta3" style:family="table" style:master-page-name="PageStyle_5f_Rech_20_Détail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ext-properties style:text-position="" style:font-name="Liberation Sans1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ext-properties style:text-position="" style:font-name="Liberation Sans1" fo:font-size="10pt" style:font-size-asian="10pt" style:font-size-complex="10pt"/>
    </style:style>
    <style:style style:name="ce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text-position="" fo:font-size="10pt"/>
    </style:style>
    <style:style style:name="ce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ext-properties style:text-position="" fo:font-size="10pt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ackground-color="#eaa94c"/>
      <style:text-properties fo:color="#000000"/>
    </style:style>
    <style:style style:name="ce63" style:family="table-cell" style:parent-style-name="Default">
      <style:table-cell-properties fo:background-color="#f7f0a7"/>
    </style:style>
    <style:style style:name="ce89" style:family="table-cell" style:parent-style-name="Default">
      <style:table-cell-properties fo:background-color="#ccccff"/>
      <style:text-properties fo:color="#000000"/>
    </style:style>
    <style:style style:name="ce90" style:family="table-cell" style:parent-style-name="Default">
      <style:table-cell-properties fo:background-color="#ccffcc"/>
      <style:text-properties fo:color="#000000"/>
    </style:style>
    <style:style style:name="ce103" style:family="table-cell" style:parent-style-name="Default">
      <style:table-cell-properties fo:background-color="transparent"/>
      <style:text-properties fo:color="#000000"/>
    </style:style>
    <style:style style:name="ce104" style:family="table-cell" style:parent-style-name="Default">
      <style:table-cell-properties fo:background-color="#ffcc99"/>
      <style:text-properties fo:color="#000000"/>
    </style:style>
    <style:style style:name="ce105" style:family="table-cell" style:parent-style-name="Default">
      <style:table-cell-properties fo:background-color="#e6e6ff"/>
      <style:text-properties fo:color="#000000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07" style:family="table-cell" style:parent-style-name="Default">
      <style:table-cell-properties fo:background-color="#eaa94c" style:text-align-source="fix" style:repeat-content="false"/>
      <style:paragraph-properties fo:text-align="end" fo:margin-left="0cm"/>
      <style:text-properties fo:color="#000000"/>
    </style:style>
    <style:style style:name="ce108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  <style:style style:name="ce109" style:family="table-cell" style:parent-style-name="Default">
      <style:table-cell-properties fo:background-color="#ccccff" style:text-align-source="fix" style:repeat-content="false"/>
      <style:paragraph-properties fo:text-align="end" fo:margin-left="0cm"/>
      <style:text-properties fo:color="#000000"/>
    </style:style>
    <style:style style:name="ce110" style:family="table-cell" style:parent-style-name="Default">
      <style:table-cell-properties fo:background-color="#ccffcc" style:text-align-source="fix" style:repeat-content="false"/>
      <style:paragraph-properties fo:text-align="end" fo:margin-left="0cm"/>
      <style:text-properties fo:color="#000000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112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color="#000000"/>
    </style:style>
    <style:style style:name="ce113" style:family="table-cell" style:parent-style-name="Default">
      <style:table-cell-properties fo:background-color="#e6e6ff" style:text-align-source="fix" style:repeat-content="false"/>
      <style:paragraph-properties fo:text-align="end" fo:margin-left="0cm"/>
      <style:text-properties fo:color="#000000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Recherche" table:style-name="ta5" table:print="false">
        <office:forms form:automatic-focus="false" form:apply-design-mode="false"/>
        <table:table-column table:style-name="co1" table:default-cell-style-name="ce99"/>
        <table:table-column table:style-name="co2" table:default-cell-style-name="ce99"/>
        <table:table-column table:style-name="co35" table:default-cell-style-name="ce99"/>
        <table:table-column table:style-name="co36" table:default-cell-style-name="ce99"/>
        <table:table-column table:style-name="co37" table:default-cell-style-name="ce99"/>
        <table:table-column table:style-name="co1" table:number-columns-repeated="5" table:default-cell-style-name="ce99"/>
        <table:table-column table:style-name="co38" table:default-cell-style-name="ce99"/>
        <table:table-column table:style-name="co1" table:default-cell-style-name="ce99"/>
        <table:table-column table:style-name="co39" table:default-cell-style-name="ce99"/>
        <table:table-column table:style-name="co1" table:default-cell-style-name="ce99"/>
        <table:table-column table:style-name="co40" table:default-cell-style-name="ce99"/>
        <table:table-column table:style-name="co41" table:default-cell-style-name="ce99"/>
        <table:table-column table:style-name="co1" table:number-columns-repeated="240" table:default-cell-style-name="ce99"/>
        <table:table-column table:style-name="co10" table:number-columns-repeated="768" table:default-cell-style-name="ce99"/>
        <table:table-row table:style-name="ro1">
          <table:table-cell table:style-name="ce91" office:value-type="string">
            <text:p>// famille recherche</text:p>
          </table:table-cell>
          <table:table-cell table:style-name="ce100" table:number-columns-repeated="2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100" office:value-type="string">
            <text:p>name</text:p>
          </table:table-cell>
          <table:table-cell table:style-name="ce100" table:number-columns-repeated="25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BEGIN</text:p>
          </table:table-cell>
          <table:table-cell table:style-name="ce101" office:value-type="string">
            <text:p>BASE</text:p>
          </table:table-cell>
          <table:table-cell table:style-name="ce101" office:value-type="string">
            <text:p>recherche</text:p>
          </table:table-cell>
          <table:table-cell table:style-name="ce101" office:value-type="float" office:value="5">
            <text:p>5</text:p>
          </table:table-cell>
          <table:table-cell table:style-name="ce93" office:value-type="string">
            <text:p>DocSearch</text:p>
          </table:table-cell>
          <table:table-cell table:style-name="ce101" office:value-type="string">
            <text:p>SEARCH</text:p>
          </table:table-cell>
          <table:table-cell table:style-name="ce101" table:number-columns-repeated="10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TYPE</text:p>
          </table:table-cell>
          <table:table-cell table:style-name="ce94" office:value-type="string">
            <text:p>C</text:p>
          </table:table-cell>
          <table:table-cell table:style-name="ce92" table:number-columns-repeated="254"/>
          <table:table-cell table:number-columns-repeated="768"/>
        </table:table-row>
        <table:table-row table:style-name="ro1">
          <table:table-cell table:style-name="ce92" office:value-type="string">
            <text:p>ICON</text:p>
          </table:table-cell>
          <table:table-cell table:style-name="ce92" office:value-type="string">
            <text:p>search.gif</text:p>
          </table:table-cell>
          <table:table-cell table:style-name="ce92" table:number-columns-repeated="254"/>
          <table:table-cell table:number-columns-repeated="768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102" office:value-type="string">
            <text:p>ne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102" office:value-type="string">
            <text:p>elink</text:p>
          </table:table-cell>
          <table:table-cell table:style-name="ce102" office:value-type="string">
            <text:p>constraint</text:p>
          </table:table-cell>
          <table:table-cell table:style-name="ce102" office:value-type="string">
            <text:p>option</text:p>
          </table:table-cell>
          <table:table-cell table:style-name="ce10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COLOR</text:p>
          </table:table-cell>
          <table:table-cell table:style-name="ce97" office:value-type="string">
            <text:p>FR_BASIC</text:p>
          </table:table-cell>
          <table:table-cell table:style-name="ce97" office:value-type="string">
            <text:p>couleur intercalair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color</text:p>
          </table:table-cell>
          <table:table-cell table:style-name="ce97" office:value-type="float" office:value="30">
            <text:p>30</text:p>
          </table:table-cell>
          <table:table-cell table:style-name="ce97" office:value-type="string">
            <text:p>O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ISRSS</text:p>
          </table:table-cell>
          <table:table-cell table:style-name="ce97" table:formula="of:=[.C7]" office:value-type="string" office:string-value="FR_BASIC">
            <text:p>FR_BASIC</text:p>
          </table:table-cell>
          <table:table-cell table:style-name="ce97" office:value-type="string">
            <text:p>Utilisable comme flux RSS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32">
            <text:p>32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GUI_SYSRSS</text:p>
          </table:table-cell>
          <table:table-cell table:style-name="ce97" table:formula="of:=[.C8]" office:value-type="string" office:string-value="FR_BASIC">
            <text:p>FR_BASIC</text:p>
          </table:table-cell>
          <table:table-cell table:style-name="ce97" office:value-type="string">
            <text:p>Flux RSS systèm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33">
            <text:p>33</text:p>
          </table:table-cell>
          <table:table-cell table:style-name="ce97" office:value-type="string">
            <text:p>R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MEMO</text:p>
          </table:table-cell>
          <table:table-cell table:style-name="ce97" office:value-type="string">
            <text:p>FR_BASIC</text:p>
          </table:table-cell>
          <table:table-cell table:style-name="ce97" office:value-type="string">
            <text:p>à utiliser dans les menus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40">
            <text:p>4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1" office:value-type="string">
            <text:p>ATTR</text:p>
          </table:table-cell>
          <table:table-cell table:style-name="ce91" office:value-type="string">
            <text:p>SE_CRIT</text:p>
          </table:table-cell>
          <table:table-cell table:style-name="ce100"/>
          <table:table-cell table:style-name="ce91" office:value-type="string">
            <text:p>critère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100" office:value-type="float" office:value="0">
            <text:p>0</text:p>
          </table:table-cell>
          <table:table-cell table:style-name="ce100" office:value-type="string">
            <text:p>W</text:p>
          </table:table-cell>
          <table:table-cell table:style-name="ce100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KEY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6" office:value-type="string">
            <text:p>mot-clef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Y</text:p>
          </table:table-cell>
          <table:table-cell table:style-name="ce96" office:value-type="string">
            <text:p>text</text:p>
          </table:table-cell>
          <table:table-cell table:style-name="ce97" office:value-type="float" office:value="100">
            <text:p>100</text:p>
          </table:table-cell>
          <table:table-cell table:style-name="ce96" office:value-type="string">
            <text:p>W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LATEST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7" office:value-type="string">
            <text:p>révision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2]+10" office:value-type="float" office:value="110">
            <text:p>11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yes|courante,no|toutes les révisions,fixed|dernière révision,allfixed|sans la courante,lastfixed|dernière parmi les révisions effectuées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CASE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6" office:value-type="string">
            <text:p>mode 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3]+10" office:value-type="float" office:value="120">
            <text:p>120</text:p>
          </table:table-cell>
          <table:table-cell table:style-name="ce96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expression sans casse,yes|expression avec casse,full|mot complet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FAM</text:p>
          </table:table-cell>
          <table:table-cell table:style-name="ce97" table:formula="of:=[.C13]" office:value-type="string" office:string-value="SE_CRIT">
            <text:p>SE_CRIT</text:p>
          </table:table-cell>
          <table:table-cell table:style-name="ce97" office:value-type="string">
            <text:p>famille</text:p>
          </table:table-cell>
          <table:table-cell table:style-name="ce96" office:value-type="string">
            <text:p>N</text:p>
          </table:table-cell>
          <table:table-cell table:style-name="ce96" office:value-type="string">
            <text:p>Y</text:p>
          </table:table-cell>
          <table:table-cell table:style-name="ce96" office:value-type="string">
            <text:p>text</text:p>
          </table:table-cell>
          <table:table-cell table:style-name="ce97" table:formula="of:=[.H14]+10" office:value-type="float" office:value="130">
            <text:p>130</text:p>
          </table:table-cell>
          <table:table-cell table:style-name="ce97" office:value-type="string">
            <text:p>W</text:p>
          </table:table-cell>
          <table:table-cell table:style-name="ce97"/>
          <table:table-cell table:style-name="ce97" office:value-type="string">
            <text:p>%S%&amp;app=FDL&amp;action=FDL_CARD&amp;id=%SE_FAMID%</text:p>
          </table:table-cell>
          <table:table-cell table:style-name="ce97" office:value-type="string">
            <text:p>fdl.php</text:p>
          </table:table-cell>
          <table:table-cell table:style-name="ce97" office:value-type="string">
            <text:p>lfamilies(D,SE_FAM):SE_FAMID,SE_FAM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FAMID</text:p>
          </table:table-cell>
          <table:table-cell table:style-name="ce97" table:formula="of:=[.C14]" office:value-type="string" office:string-value="SE_CRIT">
            <text:p>SE_CRIT</text:p>
          </table:table-cell>
          <table:table-cell table:style-name="ce97" office:value-type="string">
            <text:p>famille (id)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15]+10" office:value-type="float" office:value="140">
            <text:p>14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FAMID):SE_FAM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YSFAM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inclure les documents systèm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18]+10" office:value-type="float" office:value="170">
            <text:p>17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[bool]no|non,yes|ou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ID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ssier racin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19]+10" office:value-type="float" office:value="160">
            <text:p>16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IDFLD):SE_CFLD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6" office:value-type="string">
            <text:p>SE_CFLD</text:p>
          </table:table-cell>
          <table:table-cell table:style-name="ce97" table:formula="of:=[.B11]" office:value-type="string" office:string-value="SE_CRIT">
            <text:p>SE_CRIT</text:p>
          </table:table-cell>
          <table:table-cell table:style-name="ce97" office:value-type="string">
            <text:p>à partir du dossier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6" office:value-type="string">
            <text:p>text</text:p>
          </table:table-cell>
          <table:table-cell table:style-name="ce97" table:formula="of:=[.H16]+10" office:value-type="float" office:value="150">
            <text:p>150</text:p>
          </table:table-cell>
          <table:table-cell table:style-name="ce97" office:value-type="string">
            <text:p>R</text:p>
          </table:table-cell>
          <table:table-cell table:style-name="ce97"/>
          <table:table-cell table:style-name="ce97" office:value-type="string">
            <text:p>%S%&amp;app=FDL&amp;action=FDL_CARD&amp;id=%SE_IDFLD%</text:p>
          </table:table-cell>
          <table:table-cell table:style-name="ce97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TRASH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ans la poubell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office:value-type="float" office:value="165">
            <text:p>165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non,only|seulement,also|aussi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ARCHIVE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ans l'archiv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docid("ARCHIVING")</text:p>
          </table:table-cell>
          <table:table-cell table:style-name="ce97" office:value-type="float" office:value="166">
            <text:p>166</text:p>
          </table:table-cell>
          <table:table-cell table:style-name="ce97" office:value-type="string">
            <text:p>W</text:p>
          </table:table-cell>
          <table:table-cell table:style-name="ce97" table:number-columns-repeated="2"/>
          <table:table-cell table:style-name="ce97" office:value-type="string">
            <text:p>fdl.php</text:p>
          </table:table-cell>
          <table:table-cell table:style-name="ce97" office:value-type="string">
            <text:p>lfamily(D,ARCHIVING,CT,0,arc_status='C'):SE_ARCHIVE,CT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UBLEVEL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profondeur de recherche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int</text:p>
          </table:table-cell>
          <table:table-cell table:style-name="ce97" table:formula="of:=[.H18]+10" office:value-type="float" office:value="170">
            <text:p>17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6" office:value-type="string">
            <text:p>ATTR</text:p>
          </table:table-cell>
          <table:table-cell table:style-name="ce97" office:value-type="string">
            <text:p>SE_SQLSELECT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requête sql</text:p>
          </table:table-cell>
          <table:table-cell table:style-name="ce96" office:value-type="string">
            <text:p>N</text:p>
          </table:table-cell>
          <table:table-cell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2]+10" office:value-type="float" office:value="180">
            <text:p>18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IDC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id dossier père coura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docid</text:p>
          </table:table-cell>
          <table:table-cell table:style-name="ce97" table:formula="of:=[.H23]+10" office:value-type="float" office:value="190">
            <text:p>190</text:p>
          </table:table-cell>
          <table:table-cell table:style-name="ce97" office:value-type="string">
            <text:p>H</text:p>
          </table:table-cell>
          <table:table-cell table:style-name="ce97" table:number-columns-repeated="3"/>
          <table:table-cell table:style-name="ce97" office:value-type="string">
            <text:p>::getTitle(SE_IDCFLD):SE_CCFLD</text:p>
          </table:table-cell>
          <table:table-cell table:style-name="ce97" table:number-columns-repeated="3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CCFLD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ssier père coura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4]+10" office:value-type="float" office:value="200">
            <text:p>200</text:p>
          </table:table-cell>
          <table:table-cell table:style-name="ce97" office:value-type="string">
            <text:p>R</text:p>
          </table:table-cell>
          <table:table-cell table:style-name="ce97"/>
          <table:table-cell table:style-name="ce97" office:value-type="string">
            <text:p>%S%&amp;app=FDL&amp;action=FDL_CARD&amp;id=%SE_IDCFLD%</text:p>
          </table:table-cell>
          <table:table-cell table:style-name="ce97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ORDERBY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Trié par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5]+10" office:value-type="float" office:value="210">
            <text:p>210</text:p>
          </table:table-cell>
          <table:table-cell table:style-name="ce97" office:value-type="string">
            <text:p>R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FAMONLY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Sans sous famill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26]+10" office:value-type="float" office:value="220">
            <text:p>22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no|Avec les sous familles,yes|Sans les sous familles</text:p>
          </table:table-cell>
          <table:table-cell table:style-name="ce97" table:number-columns-repeated="2"/>
          <table:table-cell table:style-name="ce97" office:value-type="string">
            <text:p>bmenu=no|system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ACL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Documen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enum</text:p>
          </table:table-cell>
          <table:table-cell table:style-name="ce97" table:formula="of:=[.H27]+10" office:value-type="float" office:value="230">
            <text:p>230</text:p>
          </table:table-cell>
          <table:table-cell table:style-name="ce97" office:value-type="string">
            <text:p>W</text:p>
          </table:table-cell>
          <table:table-cell table:style-name="ce97" table:number-columns-repeated="3"/>
          <table:table-cell table:style-name="ce97" office:value-type="string">
            <text:p>edit|Modifiable,delete|Supprimable</text:p>
          </table:table-cell>
          <table:table-cell table:style-name="ce97" table:number-columns-repeated="2"/>
          <table:table-cell table:style-name="ce97" office:value-type="string">
            <text:p>bmenu=no|system=yes|multiple=yes|eformat=hcheck|eunset=yes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7" office:value-type="string">
            <text:p>ATTR</text:p>
          </table:table-cell>
          <table:table-cell table:style-name="ce97" office:value-type="string">
            <text:p>SE_STATIC</text:p>
          </table:table-cell>
          <table:table-cell table:style-name="ce97" office:value-type="string">
            <text:p>SE_CRIT</text:p>
          </table:table-cell>
          <table:table-cell table:style-name="ce97" office:value-type="string">
            <text:p>Requête statiqu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text</text:p>
          </table:table-cell>
          <table:table-cell table:style-name="ce97" table:formula="of:=[.H28]+10" office:value-type="float" office:value="240">
            <text:p>240</text:p>
          </table:table-cell>
          <table:table-cell table:style-name="ce97" office:value-type="string">
            <text:p>H</text:p>
          </table:table-cell>
          <table:table-cell table:style-name="ce97" table:number-columns-repeated="7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OPEN</text:p>
          </table:table-cell>
          <table:table-cell table:style-name="ce98"/>
          <table:table-cell table:style-name="ce98" office:value-type="string">
            <text:p>ouvrir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20">
            <text:p>2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%S%app=FREEDOM&amp;action=FREEDOM_VIEW&amp;dirid=%I%</text:p>
          </table:table-cell>
          <table:table-cell table:style-name="ce98" table:number-columns-repeated="5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SE_OPENFOLIO</text:p>
          </table:table-cell>
          <table:table-cell table:style-name="ce98"/>
          <table:table-cell table:style-name="ce98" office:value-type="string">
            <text:p>ouvrir comme une chemise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30">
            <text:p>3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C%S%app=FREEDOM&amp;action=OPENFOLIO&amp;id=%I%</text:p>
          </table:table-cell>
          <table:table-cell table:style-name="ce98" table:number-columns-repeated="5"/>
          <table:table-cell table:style-name="ce92" table:number-columns-repeated="240"/>
          <table:table-cell table:number-columns-repeated="768"/>
        </table:table-row>
        <table:table-row table:style-name="ro2">
          <table:table-cell table:style-name="ce98" office:value-type="string">
            <text:p>ATTR</text:p>
          </table:table-cell>
          <table:table-cell table:style-name="ce98" office:value-type="string">
            <text:p>SE_SETSYSRSS</text:p>
          </table:table-cell>
          <table:table-cell table:style-name="ce98"/>
          <table:table-cell table:style-name="ce98" office:value-type="string">
            <text:p>RSS visible/masquée aux utilisateur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menu</text:p>
          </table:table-cell>
          <table:table-cell table:style-name="ce98" office:value-type="float" office:value="40">
            <text:p>40</text:p>
          </table:table-cell>
          <table:table-cell table:style-name="ce98" office:value-type="string">
            <text:p>R</text:p>
          </table:table-cell>
          <table:table-cell table:style-name="ce98"/>
          <table:table-cell table:style-name="ce98" office:value-type="string">
            <text:p>C%S%app=FREEDOM&amp;action=SETSYSRSS&amp;id=%I%</text:p>
          </table:table-cell>
          <table:table-cell table:style-name="ce98" table:number-columns-repeated="4"/>
          <table:table-cell table:style-name="ce98" office:value-type="string">
            <text:p>ltarget=_self</text:p>
          </table:table-cell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3" office:value-type="string">
            <text:p>END</text:p>
          </table:table-cell>
          <table:table-cell table:style-name="ce101" office:value-type="float" office:value="0">
            <text:p>0</text:p>
          </table:table-cell>
          <table:table-cell table:style-name="ce101" table:number-columns-repeated="14"/>
          <table:table-cell table:style-name="ce92" table:number-columns-repeated="240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//SEARCH</text:p>
          </table:table-cell>
          <table:table-cell table:style-name="ce94" office:value-type="string">
            <text:p>&lt;special id&gt;</text:p>
          </table:table-cell>
          <table:table-cell table:style-name="ce94" office:value-type="string">
            <text:p>&lt;special dir id&gt;</text:p>
          </table:table-cell>
          <table:table-cell table:style-name="ce94" office:value-type="string">
            <text:p>titre</text:p>
          </table:table-cell>
          <table:table-cell table:style-name="ce94" office:value-type="string">
            <text:p>requête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2" table:number-columns-repeated="256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1">
            <text:p>11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familles</text:p>
          </table:table-cell>
          <table:table-cell table:style-name="ce92" office:value-type="string">
            <text:p>select * from docfam where doctype='C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2">
            <text:p>12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profils</text:p>
          </table:table-cell>
          <table:table-cell table:style-name="ce92" office:value-type="string">
            <text:p>select * from doc3 where doctype ='P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3">
            <text:p>13</text:p>
          </table:table-cell>
          <table:table-cell table:style-name="ce92" office:value-type="float" office:value="9">
            <text:p>9</text:p>
          </table:table-cell>
          <table:table-cell table:style-name="ce94" office:value-type="string">
            <text:p>les maisons</text:p>
          </table:table-cell>
          <table:table-cell table:style-name="ce92" office:value-type="string">
            <text:p>select * from doc2 where (owner &lt; 0) and (locked != -1)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14">
            <text:p>14</text:p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la poubelle</text:p>
          </table:table-cell>
          <table:table-cell table:style-name="ce92" office:value-type="string">
            <text:p>select * from doc where doctype ='Z'</text:p>
          </table:table-cell>
          <table:table-cell table:style-name="ce92" table:number-columns-repeated="251"/>
          <table:table-cell table:number-columns-repeated="768"/>
        </table:table-row>
        <table:table-row table:style-name="ro1">
          <table:table-cell table:style-name="ce94" office:value-type="string">
            <text:p>SEARCH</text:p>
          </table:table-cell>
          <table:table-cell table:style-name="ce92" office:value-type="float" office:value="22">
            <text:p>22</text:p>
          </table:table-cell>
          <table:table-cell table:style-name="ce92" office:value-type="float" office:value="9">
            <text:p>9</text:p>
          </table:table-cell>
          <table:table-cell table:style-name="ce92" office:value-type="string">
            <text:p>les cycles</text:p>
          </table:table-cell>
          <table:table-cell table:style-name="ce92" office:value-type="string">
            <text:p>select * from doc20 where doctype='W'</text:p>
          </table:table-cell>
          <table:table-cell table:style-name="ce92" table:number-columns-repeated="251"/>
          <table:table-cell table:number-columns-repeated="768"/>
        </table:table-row>
        <table:table-row table:style-name="ro3" table:number-rows-repeated="65496">
          <table:table-cell table:style-name="ce92" table:number-columns-repeated="256"/>
          <table:table-cell table:number-columns-repeated="76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groupée" table:style-name="ta6" table:print="false">
        <office:forms form:automatic-focus="false" form:apply-design-mode="false"/>
        <table:table-column table:style-name="co1" table:default-cell-style-name="ce70"/>
        <table:table-column table:style-name="co2" table:default-cell-style-name="ce70"/>
        <table:table-column table:style-name="co42" table:default-cell-style-name="ce70"/>
        <table:table-column table:style-name="co43" table:default-cell-style-name="ce70"/>
        <table:table-column table:style-name="co1" table:number-columns-repeated="2" table:default-cell-style-name="ce70"/>
        <table:table-column table:style-name="co44" table:default-cell-style-name="ce70"/>
        <table:table-column table:style-name="co1" table:number-columns-repeated="5" table:default-cell-style-name="ce70"/>
        <table:table-column table:style-name="co45" table:default-cell-style-name="ce70"/>
        <table:table-column table:style-name="co1" table:number-columns-repeated="243" table:default-cell-style-name="ce70"/>
        <table:table-column table:style-name="co10" table:number-columns-repeated="768" table:default-cell-style-name="ce70"/>
        <table:table-row table:style-name="ro3">
          <table:table-cell table:style-name="ce57" office:value-type="string">
            <text:p>// recherche détaillée</text:p>
          </table:table-cell>
          <table:table-cell table:style-name="ce57" office:value-type="string">
            <text:p>fromid</text:p>
          </table:table-cell>
          <table:table-cell table:style-name="ce57"/>
          <table:table-cell table:style-name="ce66" office:value-type="string">
            <text:p>id</text:p>
          </table:table-cell>
          <table:table-cell table:style-name="ce66" office:value-type="string">
            <text:p>class</text:p>
          </table:table-cell>
          <table:table-cell table:style-name="ce57" office:value-type="string">
            <text:p>name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BEGIN</text:p>
          </table:table-cell>
          <table:table-cell table:style-name="ce71" office:value-type="string">
            <text:p>SEARCH</text:p>
          </table:table-cell>
          <table:table-cell table:style-name="ce71" office:value-type="string">
            <text:p>recherche groupée</text:p>
          </table:table-cell>
          <table:table-cell table:style-name="ce71" office:value-type="float" office:value="31">
            <text:p>31</text:p>
          </table:table-cell>
          <table:table-cell table:style-name="ce71"/>
          <table:table-cell table:style-name="ce72" office:value-type="string">
            <text:p>MSEARCH</text:p>
          </table:table-cell>
          <table:table-cell table:style-name="ce71" table:number-columns-repeated="10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4" office:value-type="string">
            <text:p>TYPE</text:p>
          </table:table-cell>
          <table:table-cell table:style-name="ce64" office:value-type="string">
            <text:p>C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ICON</text:p>
          </table:table-cell>
          <table:table-cell table:style-name="ce58" office:value-type="string">
            <text:p>searchm.gif</text:p>
          </table:table-cell>
          <table:table-cell table:style-name="ce58" table:number-columns-repeated="254"/>
          <table:table-cell table:number-columns-repeated="768"/>
        </table:table-row>
        <table:table-row table:style-name="ro3">
          <table:table-cell table:style-name="ce58" office:value-type="string">
            <text:p>METHOD</text:p>
          </table:table-cell>
          <table:table-cell table:style-name="ce58" office:value-type="string">
            <text:p>Method.GroupSearch.php</text:p>
          </table:table-cell>
          <table:table-cell table:style-name="ce58" table:number-columns-repeated="254"/>
          <table:table-cell table:number-columns-repeated="768"/>
        </table:table-row>
        <table:table-row table:style-name="ro1">
          <table:table-cell table:style-name="ce65" office:value-type="string">
            <text:p>//</text:p>
          </table:table-cell>
          <table:table-cell table:style-name="ce65" office:value-type="string">
            <text:p>idattr</text:p>
          </table:table-cell>
          <table:table-cell table:style-name="ce65" office:value-type="string">
            <text:p>idframe</text:p>
          </table:table-cell>
          <table:table-cell table:style-name="ce65" office:value-type="string">
            <text:p>label</text:p>
          </table:table-cell>
          <table:table-cell table:style-name="ce65" office:value-type="string">
            <text:p>T</text:p>
          </table:table-cell>
          <table:table-cell table:style-name="ce65" office:value-type="string">
            <text:p>A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ord</text:p>
          </table:table-cell>
          <table:table-cell table:style-name="ce65" office:value-type="string">
            <text:p>vis</text:p>
          </table:table-cell>
          <table:table-cell table:style-name="ce73" office:value-type="string">
            <text:p>need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phpfile</text:p>
          </table:table-cell>
          <table:table-cell table:style-name="ce65" office:value-type="string">
            <text:p>phpfunc</text:p>
          </table:table-cell>
          <table:table-cell table:style-name="ce73" office:value-type="string">
            <text:p>elink</text:p>
          </table:table-cell>
          <table:table-cell table:style-name="ce73" office:value-type="string">
            <text:p>constraint</text:p>
          </table:table-cell>
          <table:table-cell table:style-name="ce73" office:value-type="string">
            <text:p>option</text:p>
          </table:table-cell>
          <table:table-cell table:style-name="ce74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66" office:value-type="string">
            <text:p>SE_CRIT</text:p>
          </table:table-cell>
          <table:table-cell table:style-name="ce57"/>
          <table:table-cell table:style-name="ce66" office:value-type="string">
            <text:p>critère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H</text:p>
          </table:table-cell>
          <table:table-cell table:style-name="ce57" table:number-columns-repeated="7"/>
          <table:table-cell table:style-name="ce75" table:number-columns-repeated="240"/>
          <table:table-cell table:number-columns-repeated="768"/>
        </table:table-row>
        <table:table-row table:style-name="ro1">
          <table:table-cell table:style-name="ce58" table:number-columns-repeated="256"/>
          <table:table-cell table:number-columns-repeated="768"/>
        </table:table-row>
        <table:table-row table:style-name="ro2">
          <table:table-cell table:style-name="ce66" office:value-type="string">
            <text:p>ATTR</text:p>
          </table:table-cell>
          <table:table-cell table:style-name="ce57" office:value-type="string">
            <text:p>SE_FR_SEARCHES</text:p>
          </table:table-cell>
          <table:table-cell table:style-name="ce57"/>
          <table:table-cell table:style-name="ce57" office:value-type="string">
            <text:p>les recherches</text:p>
          </table:table-cell>
          <table:table-cell table:number-columns-repeated="2" table:style-name="ce66" office:value-type="string">
            <text:p>N</text:p>
          </table:table-cell>
          <table:table-cell table:style-name="ce66" office:value-type="string">
            <text:p>frame</text:p>
          </table:table-cell>
          <table:table-cell table:style-name="ce57" office:value-type="float" office:value="100">
            <text:p>10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7" office:value-type="string">
            <text:p>ATTR</text:p>
          </table:table-cell>
          <table:table-cell table:style-name="ce67" office:value-type="string">
            <text:p>SEG_T_COND</text:p>
          </table:table-cell>
          <table:table-cell table:style-name="ce67" office:value-type="string">
            <text:p>SE_FR_SEARCHES</text:p>
          </table:table-cell>
          <table:table-cell table:style-name="ce67" office:value-type="string">
            <text:p>ensemble de recherche</text:p>
          </table:table-cell>
          <table:table-cell table:number-columns-repeated="2" table:style-name="ce67" office:value-type="string">
            <text:p>N</text:p>
          </table:table-cell>
          <table:table-cell table:style-name="ce67" office:value-type="string">
            <text:p>array</text:p>
          </table:table-cell>
          <table:table-cell table:style-name="ce67" table:formula="of:=[.H11]+10" office:value-type="float" office:value="110">
            <text:p>110</text:p>
          </table:table-cell>
          <table:table-cell table:style-name="ce67" office:value-type="string">
            <text:p>W</text:p>
          </table:table-cell>
          <table:table-cell table:style-name="ce67" table:number-columns-repeated="7"/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8" office:value-type="string">
            <text:p>ATTR</text:p>
          </table:table-cell>
          <table:table-cell table:style-name="ce68" office:value-type="string">
            <text:p>SEG_IDCOND</text:p>
          </table:table-cell>
          <table:table-cell table:style-name="ce68" office:value-type="string">
            <text:p>SEG_T_COND</text:p>
          </table:table-cell>
          <table:table-cell table:style-name="ce68" office:value-type="string">
            <text:p>Recherche</text:p>
          </table:table-cell>
          <table:table-cell table:number-columns-repeated="2" table:style-name="ce68" office:value-type="string">
            <text:p>N</text:p>
          </table:table-cell>
          <table:table-cell table:style-name="ce68" office:value-type="string">
            <text:p>docid("SEG_IDCOND")</text:p>
          </table:table-cell>
          <table:table-cell table:style-name="ce68" table:formula="of:=[.H12]+10" office:value-type="float" office:value="120">
            <text:p>120</text:p>
          </table:table-cell>
          <table:table-cell table:style-name="ce68" office:value-type="string">
            <text:p>W</text:p>
          </table:table-cell>
          <table:table-cell table:style-name="ce68" table:number-columns-repeated="2"/>
          <table:table-cell table:style-name="ce68" office:value-type="string">
            <text:p>fdl.php</text:p>
          </table:table-cell>
          <table:table-cell table:style-name="ce68" office:value-type="string">
            <text:p>lsearches(D,CT):SEG_IDCOND,CT</text:p>
          </table:table-cell>
          <table:table-cell table:style-name="ce68" table:number-columns-repeated="2"/>
          <table:table-cell table:style-name="ce68" office:value-type="string">
            <text:p>doctitle=seg_cond</text:p>
          </table:table-cell>
          <table:table-cell table:style-name="ce58" table:number-columns-repeated="240"/>
          <table:table-cell table:number-columns-repeated="768"/>
        </table:table-row>
        <table:table-row table:style-name="ro3">
          <table:table-cell table:style-name="ce69" office:value-type="string">
            <text:p>ATTR</text:p>
          </table:table-cell>
          <table:table-cell table:style-name="ce68" office:value-type="string">
            <text:p>SEG_COND</text:p>
          </table:table-cell>
          <table:table-cell table:style-name="ce68" table:formula="of:=[.B12]" office:value-type="string" office:string-value="SEG_T_COND">
            <text:p>SEG_T_COND</text:p>
          </table:table-cell>
          <table:table-cell table:style-name="ce68" office:value-type="string">
            <text:p>Recherche (titre)</text:p>
          </table:table-cell>
          <table:table-cell table:style-name="ce69"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ext</text:p>
          </table:table-cell>
          <table:table-cell table:style-name="ce68" table:formula="of:=[.H13]+10" office:value-type="float" office:value="130">
            <text:p>130</text:p>
          </table:table-cell>
          <table:table-cell table:style-name="ce69" office:value-type="string">
            <text:p>W</text:p>
          </table:table-cell>
          <table:table-cell table:style-name="ce68" table:number-columns-repeated="2"/>
          <table:table-cell table:number-columns-repeated="2"/>
          <table:table-cell table:style-name="ce68" table:number-columns-repeated="3"/>
          <table:table-cell table:style-name="ce58" table:number-columns-repeated="240"/>
          <table:table-cell table:number-columns-repeated="768"/>
        </table:table-row>
        <table:table-row table:style-name="ro1" table:number-rows-repeated="2">
          <table:table-cell table:style-name="ce58" table:number-columns-repeated="256"/>
          <table:table-cell table:number-columns-repeated="768"/>
        </table:table-row>
        <table:table-row table:style-name="ro3">
          <table:table-cell table:style-name="ce59" office:value-type="string">
            <text:p>END</text:p>
          </table:table-cell>
          <table:table-cell table:style-name="ce71" office:value-type="float" office:value="0">
            <text:p>0</text:p>
          </table:table-cell>
          <table:table-cell table:style-name="ce71" table:number-columns-repeated="14"/>
          <table:table-cell table:style-name="ce58" table:number-columns-repeated="240"/>
          <table:table-cell table:number-columns-repeated="768"/>
        </table:table-row>
        <table:table-row table:style-name="ro3" table:number-rows-repeated="65519">
          <table:table-cell table:style-name="ce58" table:number-columns-repeated="256"/>
          <table:table-cell table:number-columns-repeated="76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ch Détail Dsearch" table:style-name="ta3" table:print="false">
        <office:forms form:automatic-focus="false" form:apply-design-mode="false"/>
        <table:table-column table:style-name="co15" table:default-cell-style-name="ce83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19" table:default-cell-style-name="ce83"/>
        <table:table-column table:style-name="co20" table:default-cell-style-name="ce83"/>
        <table:table-column table:style-name="co19" table:default-cell-style-name="ce83"/>
        <table:table-column table:style-name="co21" table:number-columns-repeated="2" table:default-cell-style-name="ce83"/>
        <table:table-column table:style-name="co22" table:number-columns-repeated="2" table:default-cell-style-name="ce83"/>
        <table:table-column table:style-name="co20" table:default-cell-style-name="ce83"/>
        <table:table-column table:style-name="co23" table:default-cell-style-name="ce83"/>
        <table:table-column table:style-name="co19" table:default-cell-style-name="ce83"/>
        <table:table-column table:style-name="co24" table:default-cell-style-name="ce83"/>
        <table:table-column table:style-name="co25" table:default-cell-style-name="ce83"/>
        <table:table-column table:style-name="co10" table:number-columns-repeated="240" table:default-cell-style-name="ce83"/>
        <table:table-row table:style-name="ro1">
          <table:table-cell table:style-name="ce76" office:value-type="string">
            <text:p>// recherche détaillée</text:p>
          </table:table-cell>
          <table:table-cell table:style-name="ce76" office:value-type="string">
            <text:p>fromid</text:p>
          </table:table-cell>
          <table:table-cell table:style-name="ce76"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table:style-name="ce76" office:value-type="string">
            <text:p>name</text:p>
          </table:table-cell>
          <table:table-cell table:style-name="ce76" table:number-columns-repeated="10"/>
          <table:table-cell table:number-columns-repeated="240"/>
        </table:table-row>
        <table:table-row table:style-name="ro1">
          <table:table-cell table:style-name="ce76" table:number-columns-repeated="16"/>
          <table:table-cell table:number-columns-repeated="240"/>
        </table:table-row>
        <table:table-row table:style-name="ro1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1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ICON</text:p>
          </table:table-cell>
          <table:table-cell table:style-name="ce76" office:value-type="string">
            <text:p>searchd.gif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6" office:value-type="string">
            <text:p>METHOD</text:p>
          </table:table-cell>
          <table:table-cell table:style-name="ce76" office:value-type="string">
            <text:p>Method.DetailSearch.php</text:p>
          </table:table-cell>
          <table:table-cell table:style-name="ce76" table:number-columns-repeated="14"/>
          <table:table-cell table:number-columns-repeated="240"/>
        </table:table-row>
        <table:table-row table:style-name="ro1">
          <table:table-cell table:style-name="ce79" office:value-type="string">
            <text:p>//</text:p>
          </table:table-cell>
          <table:table-cell table:style-name="ce79" office:value-type="string">
            <text:p>idattr</text:p>
          </table:table-cell>
          <table:table-cell table:style-name="ce79" office:value-type="string">
            <text:p>idframe</text:p>
          </table:table-cell>
          <table:table-cell table:style-name="ce79" office:value-type="string">
            <text:p>label</text:p>
          </table:table-cell>
          <table:table-cell table:style-name="ce79" office:value-type="string">
            <text:p>T</text:p>
          </table:table-cell>
          <table:table-cell table:style-name="ce79" office:value-type="string">
            <text:p>A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ord</text:p>
          </table:table-cell>
          <table:table-cell table:style-name="ce79" office:value-type="string">
            <text:p>vis</text:p>
          </table:table-cell>
          <table:table-cell table:style-name="ce88" office:value-type="string">
            <text:p>need</text:p>
          </table:table-cell>
          <table:table-cell table:style-name="ce79" office:value-type="string">
            <text:p>link</text:p>
          </table:table-cell>
          <table:table-cell table:style-name="ce79" office:value-type="string">
            <text:p>phpfile</text:p>
          </table:table-cell>
          <table:table-cell table:style-name="ce79" office:value-type="string">
            <text:p>phpfunc</text:p>
          </table:table-cell>
          <table:table-cell table:style-name="ce88" office:value-type="string">
            <text:p>elink</text:p>
          </table:table-cell>
          <table:table-cell table:style-name="ce88" office:value-type="string">
            <text:p>constraint</text:p>
          </table:table-cell>
          <table:table-cell table:style-name="ce88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Condition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satisfait toutes les conditions,or|satisfait au moins une condition,perso|personnalisée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OLS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Opérateur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0]+10" office:value-type="float" office:value="320">
            <text:p>32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and|et,or|ou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LEF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gauch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1]+10" office:value-type="float" office:value="330">
            <text:p>33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(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2]+10" office:value-type="float" office:value="340">
            <text:p>34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3]+10" office:value-type="float" office:value="350">
            <text:p>35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1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f:=[.H14]+10" office:value-type="float" office:value="360">
            <text:p>360</text:p>
          </table:table-cell>
          <table:table-cell table:style-name="ce81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RIGHTP</text:p>
          </table:table-cell>
          <table:table-cell table:style-name="ce86" table:formula="of:=[.B10]" office:value-type="string" office:string-value="SE_T_DETAIL">
            <text:p>SE_T_DETAIL</text:p>
          </table:table-cell>
          <table:table-cell table:style-name="ce86" office:value-type="string">
            <text:p>Parenthèse droit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5]+10" office:value-type="float" office:value="370">
            <text:p>37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no| ,yes|)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7" office:value-type="string">
            <text:p>SE_T_FILTERS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Filtres</text:p>
          </table:table-cell>
          <table:table-cell table:number-columns-repeated="2" table:style-name="ce82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f:=[.H16]+10" office:value-type="float" office:value="380">
            <text:p>380</text:p>
          </table:table-cell>
          <table:table-cell table:style-name="ce87" office:value-type="string">
            <text:p>R</text:p>
          </table:table-cell>
          <table:table-cell table:style-name="ce87" table:number-columns-repeated="6"/>
          <table:table-cell table:style-name="ce8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Filtr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xml</text:p>
          </table:table-cell>
          <table:table-cell table:style-name="ce86" table:formula="of:=[.H16]+10" office:value-type="float" office:value="380">
            <text:p>380</text:p>
          </table:table-cell>
          <table:table-cell table:style-name="ce86" office:value-type="string">
            <text:p>R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6" office:value-type="string">
            <text:p>SE_TYPEFILTER</text:p>
          </table:table-cell>
          <table:table-cell table:style-name="ce86" table:formula="of:=[.B17]" office:value-type="string" office:string-value="SE_T_FILTERS">
            <text:p>SE_T_FILTERS</text:p>
          </table:table-cell>
          <table:table-cell table:style-name="ce86" office:value-type="string">
            <text:p>Type</text:p>
          </table:table-cell>
          <table:table-cell table:number-columns-repeated="2" table:style-name="ce81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table:formula="of:=[.H17]+10" office:value-type="float" office:value="390">
            <text:p>390</text:p>
          </table:table-cell>
          <table:table-cell table:style-name="ce86" office:value-type="string">
            <text:p>R</text:p>
          </table:table-cell>
          <table:table-cell table:style-name="ce86" table:number-columns-repeated="3"/>
          <table:table-cell table:style-name="ce86" office:value-type="string">
            <text:p>specified|Spécifié,generated|Généré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1" table:number-rows-repeated="20">
          <table:table-cell table:style-name="ce76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 Ssearch" table:style-name="ta3" table:print="false">
        <office:forms form:automatic-focus="false" form:apply-design-mode="false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19" table:default-cell-style-name="ce26"/>
        <table:table-column table:style-name="co20" table:default-cell-style-name="ce26"/>
        <table:table-column table:style-name="co19" table:default-cell-style-name="ce26"/>
        <table:table-column table:style-name="co21" table:number-columns-repeated="2" table:default-cell-style-name="ce26"/>
        <table:table-column table:style-name="co22" table:number-columns-repeated="2" table:default-cell-style-name="ce26"/>
        <table:table-column table:style-name="co20" table:default-cell-style-name="ce26"/>
        <table:table-column table:style-name="co23" table:default-cell-style-name="ce26"/>
        <table:table-column table:style-name="co19" table:default-cell-style-name="ce26"/>
        <table:table-column table:style-name="co24" table:default-cell-style-name="ce26"/>
        <table:table-column table:style-name="co25" table:default-cell-style-name="ce26"/>
        <table:table-column table:style-name="co10" table:number-columns-repeated="240" table:default-cell-style-name="ce26"/>
        <table:table-row table:style-name="ro1">
          <table:table-cell table:style-name="ce19" office:value-type="string">
            <text:p>// recherche détaillée</text:p>
          </table:table-cell>
          <table:table-cell table:style-name="ce19" office:value-type="string">
            <text:p>fromid</text:p>
          </table:table-cell>
          <table:table-cell table:style-name="ce19"/>
          <table:table-cell table:style-name="ce21" office:value-type="string">
            <text:p>id</text:p>
          </table:table-cell>
          <table:table-cell table:style-name="ce21" office:value-type="string">
            <text:p>class</text:p>
          </table:table-cell>
          <table:table-cell table:style-name="ce19" office:value-type="string">
            <text:p>name</text:p>
          </table:table-cell>
          <table:table-cell table:style-name="ce19" table:number-columns-repeated="10"/>
          <table:table-cell table:number-columns-repeated="240"/>
        </table:table-row>
        <table:table-row table:style-name="ro1">
          <table:table-cell table:style-name="ce19" table:number-columns-repeated="16"/>
          <table:table-cell table:number-columns-repeated="240"/>
        </table:table-row>
        <table:table-row table:style-name="ro1">
          <table:table-cell table:style-name="ce20" office:value-type="string">
            <text:p>BEGIN</text:p>
          </table:table-cell>
          <table:table-cell table:style-name="ce27" office:value-type="string">
            <text:p>SEARCH</text:p>
          </table:table-cell>
          <table:table-cell table:style-name="ce27" office:value-type="string">
            <text:p>recherche spécialisée</text:p>
          </table:table-cell>
          <table:table-cell table:style-name="ce27" office:value-type="float" office:value="38">
            <text:p>38</text:p>
          </table:table-cell>
          <table:table-cell table:style-name="ce27"/>
          <table:table-cell table:style-name="ce27" office:value-type="string">
            <text:p>SSEARCH</text:p>
          </table:table-cell>
          <table:table-cell table:style-name="ce27" table:number-columns-repeated="10"/>
          <table:table-cell table:number-columns-repeated="240"/>
        </table:table-row>
        <table:table-row table:style-name="ro1">
          <table:table-cell table:style-name="ce21" office:value-type="string">
            <text:p>TYPE</text:p>
          </table:table-cell>
          <table:table-cell table:style-name="ce21" office:value-type="string">
            <text:p>C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ICON</text:p>
          </table:table-cell>
          <table:table-cell table:style-name="ce19" office:value-type="string">
            <text:p>searchs.gif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32" office:value-type="string">
            <text:p>USEFOR</text:p>
          </table:table-cell>
          <table:table-cell table:style-name="ce32" office:value-type="string">
            <text:p>S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19" office:value-type="string">
            <text:p>METHOD</text:p>
          </table:table-cell>
          <table:table-cell table:style-name="ce19" office:value-type="string">
            <text:p>Method.SpecialSearch.php</text:p>
          </table:table-cell>
          <table:table-cell table:style-name="ce19" table:number-columns-repeated="14"/>
          <table:table-cell table:number-columns-repeated="240"/>
        </table:table-row>
        <table:table-row table:style-name="ro1">
          <table:table-cell table:style-name="ce22" office:value-type="string">
            <text:p>//</text:p>
          </table:table-cell>
          <table:table-cell table:style-name="ce22" office:value-type="string">
            <text:p>idattr</text:p>
          </table:table-cell>
          <table:table-cell table:style-name="ce22" office:value-type="string">
            <text:p>idframe</text:p>
          </table:table-cell>
          <table:table-cell table:style-name="ce22" office:value-type="string">
            <text:p>labe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A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ord</text:p>
          </table:table-cell>
          <table:table-cell table:style-name="ce22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2" office:value-type="string">
            <text:p>link</text:p>
          </table:table-cell>
          <table:table-cell table:style-name="ce22" office:value-type="string">
            <text:p>phpfile</text:p>
          </table:table-cell>
          <table:table-cell table:style-name="ce22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8" office:value-type="string">
            <text:p>SE_FR_FUNCTION</text:p>
          </table:table-cell>
          <table:table-cell table:style-name="ce28"/>
          <table:table-cell table:style-name="ce28" office:value-type="string">
            <text:p>Fonctio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8" office:value-type="float" office:value="0">
            <text:p>0</text:p>
          </table:table-cell>
          <table:table-cell table:style-name="ce28" office:value-type="string">
            <text:p>W</text:p>
          </table:table-cell>
          <table:table-cell table:style-name="ce28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ILE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ichier PHP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office:value-type="float" office:value="300">
            <text:p>30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9" office:value-type="string">
            <text:p>SE_PHPFUNC</text:p>
          </table:table-cell>
          <table:table-cell table:style-name="ce29" office:value-type="string">
            <text:p>SE_FR_FUNCTION</text:p>
          </table:table-cell>
          <table:table-cell table:style-name="ce29" office:value-type="string">
            <text:p>fonction PHP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9" office:value-type="string">
            <text:p>text</text:p>
          </table:table-cell>
          <table:table-cell table:style-name="ce29" table:formula="of:=[.H10]+10" office:value-type="float" office:value="310">
            <text:p>310</text:p>
          </table:table-cell>
          <table:table-cell table:style-name="ce29" office:value-type="string">
            <text:p>W</text:p>
          </table:table-cell>
          <table:table-cell table:style-name="ce29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SE_PHPARG</text:p>
          </table:table-cell>
          <table:table-cell table:style-name="ce29" office:value-type="string">
            <text:p>SE_FR_FUNCTION</text:p>
          </table:table-cell>
          <table:table-cell table:style-name="ce33" office:value-type="string">
            <text:p>argument PHP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9" table:formula="of:=[.H11]+10" office:value-type="float" office:value="320">
            <text:p>3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style-name="ce36" table:number-columns-repeated="240"/>
        </table:table-row>
        <table:table-row table:style-name="ro1">
          <table:table-cell table:style-name="ce34" office:value-type="string">
            <text:p>MODATTR</text:p>
          </table:table-cell>
          <table:table-cell table:style-name="ce34" office:value-type="string">
            <text:p>SE_CRIT</text:p>
          </table:table-cell>
          <table:table-cell table:style-name="ce35"/>
          <table:table-cell table:style-name="ce34" table:number-columns-repeated="4"/>
          <table:table-cell table:style-name="ce35"/>
          <table:table-cell table:style-name="ce35" office:value-type="string">
            <text:p>H</text:p>
          </table:table-cell>
          <table:table-cell table:style-name="ce35" table:number-columns-repeated="7"/>
          <table:table-cell table:style-name="ce37" table:number-columns-repeated="240"/>
        </table:table-row>
        <table:table-row table:style-name="ro1">
          <table:table-cell table:style-name="ce20" office:value-type="string">
            <text:p>END</text:p>
          </table:table-cell>
          <table:table-cell table:style-name="ce27" office:value-type="float" office:value="0">
            <text:p>0</text:p>
          </table:table-cell>
          <table:table-cell table:style-name="ce27" table:number-columns-repeated="14"/>
          <table:table-cell table:number-columns-repeated="240"/>
        </table:table-row>
        <table:table-row table:style-name="ro1" table:number-rows-repeated="20">
          <table:table-cell table:style-name="ce19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4" table:print="false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default-cell-style-name="Default"/>
        <table:table-column table:style-name="co1" table:default-cell-style-name="ce114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number-columns-repeated="240" table:default-cell-style-name="Default"/>
        <table:table-row table:style-name="ro3">
          <table:table-cell table:style-name="ce61" office:value-type="string">
            <text:p>// recherche détaillée</text:p>
          </table:table-cell>
          <table:table-cell table:style-name="ce61" office:value-type="string">
            <text:p>fromid</text:p>
          </table:table-cell>
          <table:table-cell table:style-name="ce61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61" office:value-type="string">
            <text:p>name</text:p>
          </table:table-cell>
          <table:table-cell table:style-name="ce61"/>
          <table:table-cell table:style-name="ce106"/>
          <table:table-cell table:style-name="ce61" table:number-columns-repeated="248"/>
        </table:table-row>
        <table:table-row table:style-name="ro1">
          <table:table-cell table:style-name="ce61" table:number-columns-repeated="7"/>
          <table:table-cell table:style-name="ce106"/>
          <table:table-cell table:style-name="ce61" table:number-columns-repeated="248"/>
        </table:table-row>
        <table:table-row table:style-name="ro3">
          <table:table-cell table:style-name="ce62" office:value-type="string">
            <text:p>BEGIN</text:p>
          </table:table-cell>
          <table:table-cell table:style-name="ce62" office:value-type="string">
            <text:p>DSEARCH</text:p>
          </table:table-cell>
          <table:table-cell table:style-name="ce62" office:value-type="string">
            <text:p>rapport</text:p>
          </table:table-cell>
          <table:table-cell table:style-name="ce62" office:value-type="float" office:value="25">
            <text:p>25</text:p>
          </table:table-cell>
          <table:table-cell table:style-name="ce62"/>
          <table:table-cell table:style-name="ce62" office:value-type="string">
            <text:p>REPORT</text:p>
          </table:table-cell>
          <table:table-cell table:style-name="ce62"/>
          <table:table-cell table:style-name="ce107"/>
          <table:table-cell table:style-name="ce62" table:number-columns-repeated="248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61" table:number-columns-repeated="5"/>
          <table:table-cell table:style-name="ce106"/>
          <table:table-cell table:style-name="ce61" table:number-columns-repeated="248"/>
        </table:table-row>
        <table:table-row table:style-name="ro3">
          <table:table-cell table:style-name="ce61" office:value-type="string">
            <text:p>ICON</text:p>
          </table:table-cell>
          <table:table-cell table:style-name="ce61" office:value-type="string">
            <text:p>report.gif</text:p>
          </table:table-cell>
          <table:table-cell table:style-name="ce61" table:number-columns-repeated="5"/>
          <table:table-cell table:style-name="ce106"/>
          <table:table-cell table:style-name="ce61" table:number-columns-repeated="248"/>
        </table:table-row>
        <table:table-row table:style-name="ro3">
          <table:table-cell table:style-name="ce61" office:value-type="string">
            <text:p>METHOD</text:p>
          </table:table-cell>
          <table:table-cell table:style-name="ce61" office:value-type="string">
            <text:p>Method.Report.php</text:p>
          </table:table-cell>
          <table:table-cell table:style-name="ce61" table:number-columns-repeated="5"/>
          <table:table-cell table:style-name="ce106"/>
          <table:table-cell table:style-name="ce61" table:number-columns-repeated="248"/>
        </table:table-row>
        <table:table-row table:style-name="ro3">
          <table:table-cell table:style-name="ce61" office:value-type="string">
            <text:p>RESET</text:p>
          </table:table-cell>
          <table:table-cell table:style-name="ce61" office:value-type="string">
            <text:p>attributes</text:p>
          </table:table-cell>
          <table:table-cell table:style-name="ce61" table:number-columns-repeated="5"/>
          <table:table-cell table:style-name="ce106"/>
          <table:table-cell table:style-name="ce61" table:number-columns-repeated="248"/>
        </table:table-row>
        <table:table-row table:style-name="ro3">
          <table:table-cell table:style-name="ce63" office:value-type="string">
            <text:p>//</text:p>
          </table:table-cell>
          <table:table-cell table:style-name="ce63" office:value-type="string">
            <text:p>idattr</text:p>
          </table:table-cell>
          <table:table-cell table:style-name="ce63" office:value-type="string">
            <text:p>idframe</text:p>
          </table:table-cell>
          <table:table-cell table:style-name="ce63" office:value-type="string">
            <text:p>label</text:p>
          </table:table-cell>
          <table:table-cell table:style-name="ce63" office:value-type="string">
            <text:p>T</text:p>
          </table:table-cell>
          <table:table-cell table:style-name="ce63" office:value-type="string">
            <text:p>A</text:p>
          </table:table-cell>
          <table:table-cell table:style-name="ce63" office:value-type="string">
            <text:p>type</text:p>
          </table:table-cell>
          <table:table-cell table:style-name="ce108" office:value-type="string">
            <text:p>ord</text:p>
          </table:table-cell>
          <table:table-cell table:style-name="ce63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63" office:value-type="string">
            <text:p>link</text:p>
          </table:table-cell>
          <table:table-cell table:style-name="ce63" office:value-type="string">
            <text:p>phpfile</text:p>
          </table:table-cell>
          <table:table-cell table:style-name="ce63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s</text:p>
          </table:table-cell>
          <table:table-cell table:style-name="ce63" table:number-columns-repeated="240"/>
        </table:table-row>
        <table:table-row table:style-name="ro3">
          <table:table-cell table:style-name="ce89" office:value-type="string">
            <text:p>ATTR</text:p>
          </table:table-cell>
          <table:table-cell table:style-name="ce89" office:value-type="string">
            <text:p>REP_TAB_PRESENTATION</text:p>
          </table:table-cell>
          <table:table-cell table:style-name="ce89"/>
          <table:table-cell table:style-name="ce89" office:value-type="string">
            <text:p>Présentation</text:p>
          </table:table-cell>
          <table:table-cell table:number-columns-repeated="2" table:style-name="ce89" office:value-type="string">
            <text:p>N</text:p>
          </table:table-cell>
          <table:table-cell table:style-name="ce89" office:value-type="string">
            <text:p>tab</text:p>
          </table:table-cell>
          <table:table-cell table:style-name="ce109" office:value-type="string">
            <text:p>1000</text:p>
          </table:table-cell>
          <table:table-cell table:style-name="ce89" office:value-type="string">
            <text:p>W</text:p>
          </table:table-cell>
          <table:table-cell table:style-name="ce89" table:number-columns-repeated="247"/>
        </table:table-row>
        <table:table-row table:style-name="ro3">
          <table:table-cell table:style-name="ce90" office:value-type="string">
            <text:p>ATTR</text:p>
          </table:table-cell>
          <table:table-cell table:style-name="ce90" office:value-type="string">
            <text:p>REP_FR_PRESENTATION</text:p>
          </table:table-cell>
          <table:table-cell table:style-name="ce90" table:formula="of:=[.B9]" office:value-type="string" office:string-value="REP_TAB_PRESENTATION">
            <text:p>REP_TAB_PRESENTATION</text:p>
          </table:table-cell>
          <table:table-cell table:style-name="ce90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110" table:formula="of:=[.H9]+10" office:value-type="float" office:value="1010">
            <text:p>1010</text:p>
          </table:table-cell>
          <table:table-cell table:style-name="ce90" office:value-type="string">
            <text:p>W</text:p>
          </table:table-cell>
          <table:table-cell table:style-name="ce90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APTION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description</text:p>
          </table:table-cell>
          <table:table-cell table:style-name="ce103" office:value-type="string">
            <text:p>N</text:p>
          </table:table-cell>
          <table:table-cell table:style-name="ce103" office:value-type="string">
            <text:p>Y</text:p>
          </table:table-cell>
          <table:table-cell table:style-name="ce103" office:value-type="string">
            <text:p>longtext</text:p>
          </table:table-cell>
          <table:table-cell table:style-name="ce111" table:formula="of:=[.H10]+10" office:value-type="float" office:value="1020">
            <text:p>102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tri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1" table:formula="of:=[.H11]+10" office:value-type="float" office:value="1030">
            <text:p>103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fdl.php</text:p>
          </table:table-cell>
          <table:table-cell table:style-name="ce103" office:value-type="string">
            <text:p>getReportSortableColumns(D,SE_FAMID,REP_SORT):REP_IDSORT,REP_SORT,REP_ORDERSORT</text:p>
          </table:table-cell>
          <table:table-cell table:style-name="ce103" table:number-columns-repeated="243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ID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id tri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1" table:formula="of:=[.H12]+10" office:value-type="float" office:value="1040">
            <text:p>104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ORDERSOR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ord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1" table:formula="of:=[.H13]+10" office:value-type="float" office:value="1050">
            <text:p>105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asc|ascendant,desc|descendant</text:p>
          </table:table-cell>
          <table:table-cell table:style-name="ce103" table:number-columns-repeated="2"/>
          <table:table-cell table:style-name="ce103" office:value-type="string">
            <text:p>system=yes|bmenu=no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LIMIT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limit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int</text:p>
          </table:table-cell>
          <table:table-cell table:style-name="ce111" table:formula="of:=[.H14]+10" office:value-type="float" office:value="1060">
            <text:p>1060</text:p>
          </table:table-cell>
          <table:table-cell table:style-name="ce103" office:value-type="string">
            <text:p>W</text:p>
          </table:table-cell>
          <table:table-cell table:style-name="ce103" table:number-columns-repeated="6"/>
          <table:table-cell table:style-name="ce103" office:value-type="string">
            <text:p>elabel=nombre maximum de documents retournés|esize=3</text:p>
          </table:table-cell>
          <table:table-cell table:style-name="ce103" table:number-columns-repeated="240"/>
        </table:table-row>
        <table:table-row table:style-name="ro3">
          <table:table-cell table:style-name="ce61" table:number-columns-repeated="7"/>
          <table:table-cell table:style-name="ce106" table:formula="of:=[.H15]+10" office:value-type="float" office:value="1070">
            <text:p>1070</text:p>
          </table:table-cell>
          <table:table-cell table:style-name="ce61" table:number-columns-repeated="248"/>
        </table:table-row>
        <table:table-row table:style-name="ro3">
          <table:table-cell table:style-name="ce104" office:value-type="string">
            <text:p>ATTR</text:p>
          </table:table-cell>
          <table:table-cell table:style-name="ce104" office:value-type="string">
            <text:p>REP_TCOLS</text:p>
          </table:table-cell>
          <table:table-cell table:style-name="ce104" office:value-type="string">
            <text:p>REP_FR_PRESENTATION</text:p>
          </table:table-cell>
          <table:table-cell table:style-name="ce104" office:value-type="string">
            <text:p>Colonnes</text:p>
          </table:table-cell>
          <table:table-cell table:number-columns-repeated="2" table:style-name="ce104" office:value-type="string">
            <text:p>N</text:p>
          </table:table-cell>
          <table:table-cell table:style-name="ce104" office:value-type="string">
            <text:p>array</text:p>
          </table:table-cell>
          <table:table-cell table:style-name="ce112" table:formula="of:=[.H16]+10" office:value-type="float" office:value="1080">
            <text:p>1080</text:p>
          </table:table-cell>
          <table:table-cell table:style-name="ce104" office:value-type="string">
            <text:p>W</text:p>
          </table:table-cell>
          <table:table-cell table:style-name="ce104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LCOL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label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1" table:formula="of:=[.H17]+10" office:value-type="float" office:value="1090">
            <text:p>109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fdl.php</text:p>
          </table:table-cell>
          <table:table-cell table:style-name="ce103" office:value-type="string">
            <text:p>getReportColumns(D,SE_FAMID,REP_LCOLS):REP_IDCOLS,REP_LCOLS</text:p>
          </table:table-cell>
          <table:table-cell table:style-name="ce103" table:number-columns-repeated="243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IDCOL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id colonnes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text</text:p>
          </table:table-cell>
          <table:table-cell table:style-name="ce111" table:formula="of:=[.H18]+10" office:value-type="float" office:value="1100">
            <text:p>1100</text:p>
          </table:table-cell>
          <table:table-cell table:style-name="ce103" office:value-type="string">
            <text:p>H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couleur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1" table:formula="of:=[.H19]+10" office:value-type="float" office:value="1110">
            <text:p>1110</text:p>
          </table:table-cell>
          <table:table-cell table:style-name="ce103" office:value-type="string">
            <text:p>W</text:p>
          </table:table-cell>
          <table:table-cell table:style-name="ce103" table:number-columns-repeated="247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FOOTS</text:p>
          </table:table-cell>
          <table:table-cell table:style-name="ce103" office:value-type="string">
            <text:p>REP_TCOLS</text:p>
          </table:table-cell>
          <table:table-cell table:style-name="ce103" office:value-type="string">
            <text:p>pied de tableau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1" table:formula="of:=[.H20]+10" office:value-type="float" office:value="1120">
            <text:p>112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-</text:p>
          </table:table-cell>
          <table:table-cell table:style-name="ce103" office:value-type="string">
            <text:p>NONE| ,SUM|Somme,MOY|Moyenne,CARD|Cardinal</text:p>
          </table:table-cell>
          <table:table-cell table:style-name="ce103" table:number-columns-repeated="2"/>
          <table:table-cell table:style-name="ce103" office:value-type="string">
            <text:p>system=y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STYLE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styl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enum</text:p>
          </table:table-cell>
          <table:table-cell table:style-name="ce111" table:formula="of:=[.H21]+10" office:value-type="float" office:value="1130">
            <text:p>1130</text:p>
          </table:table-cell>
          <table:table-cell table:style-name="ce103" office:value-type="string">
            <text:p>W</text:p>
          </table:table-cell>
          <table:table-cell table:style-name="ce103" table:number-columns-repeated="2"/>
          <table:table-cell table:style-name="ce103" office:value-type="string">
            <text:p>-</text:p>
          </table:table-cell>
          <table:table-cell table:style-name="ce103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103" table:number-columns-repeated="2"/>
          <table:table-cell table:style-name="ce103" office:value-type="string">
            <text:p>system=y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HF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entêt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1" table:formula="of:=[.H22]+10" office:value-type="float" office:value="1140">
            <text:p>114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'entête et le pied de tableau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ODD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impai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1" table:formula="of:=[.H23]+10" office:value-type="float" office:value="1150">
            <text:p>115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es rangées impaires</text:p>
          </table:table-cell>
          <table:table-cell table:style-name="ce103" table:number-columns-repeated="240"/>
        </table:table-row>
        <table:table-row table:style-name="ro3">
          <table:table-cell table:style-name="ce103" office:value-type="string">
            <text:p>ATTR</text:p>
          </table:table-cell>
          <table:table-cell table:style-name="ce103" office:value-type="string">
            <text:p>REP_COLOREVEN</text:p>
          </table:table-cell>
          <table:table-cell table:style-name="ce103" office:value-type="string">
            <text:p>REP_FR_PRESENTATION</text:p>
          </table:table-cell>
          <table:table-cell table:style-name="ce103" office:value-type="string">
            <text:p>couleur paire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color</text:p>
          </table:table-cell>
          <table:table-cell table:style-name="ce111" table:formula="of:=[.H24]+10" office:value-type="float" office:value="1160">
            <text:p>1160</text:p>
          </table:table-cell>
          <table:table-cell table:style-name="ce103" office:value-type="string">
            <text:p>W</text:p>
          </table:table-cell>
          <table:table-cell table:style-name="ce103" table:number-columns-repeated="3"/>
          <table:table-cell table:style-name="ce103" office:value-type="string">
            <text:p>::nothing(REP_STYLE)</text:p>
          </table:table-cell>
          <table:table-cell table:style-name="ce103" table:number-columns-repeated="2"/>
          <table:table-cell table:style-name="ce103" office:value-type="string">
            <text:p>elabel=couleur du fond pour les rangées paires</text:p>
          </table:table-cell>
          <table:table-cell table:style-name="ce103" table:number-columns-repeated="240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REP_CSV</text:p>
          </table:table-cell>
          <table:table-cell table:style-name="ce105"/>
          <table:table-cell table:style-name="ce105" office:value-type="string">
            <text:p>Export CSV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13" office:value-type="float" office:value="5">
            <text:p>5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FDL&amp;action=REPORT_EXPORT_CSV&amp;id=%I%&amp;displayForm=true</text:p>
          </table:table-cell>
          <table:table-cell table:style-name="ce105" table:number-columns-repeated="245"/>
        </table:table-row>
        <table:table-row table:style-name="ro3">
          <table:table-cell table:style-name="ce105" office:value-type="string">
            <text:p>ATTR</text:p>
          </table:table-cell>
          <table:table-cell table:style-name="ce105" office:value-type="string">
            <text:p>REP_IMP</text:p>
          </table:table-cell>
          <table:table-cell table:style-name="ce105" office:value-type="string">
            <text:p><text:s/></text:p>
          </table:table-cell>
          <table:table-cell table:style-name="ce105" office:value-type="string">
            <text:p>version imprimabl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13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app=FDL&amp;action=IMPCARD&amp;props=N&amp;dochead=N&amp;id=%I%&amp;ulink=N</text:p>
          </table:table-cell>
          <table:table-cell table:style-name="ce105" table:number-columns-repeated="4"/>
          <table:table-cell table:style-name="ce105" office:value-type="string">
            <text:p>barmenu=yes</text:p>
          </table:table-cell>
          <table:table-cell table:style-name="ce105" table:number-columns-repeated="240"/>
        </table:table-row>
        <table:table-row table:style-name="ro3">
          <table:table-cell table:style-name="ce62" office:value-type="string">
            <text:p>END</text:p>
          </table:table-cell>
          <table:table-cell table:style-name="ce62" table:number-columns-repeated="6"/>
          <table:table-cell table:style-name="ce107"/>
          <table:table-cell table:style-name="ce62" table:number-columns-repeated="248"/>
        </table:table-row>
        <table:table-row table:style-name="ro3" table:number-rows-repeated="20">
          <table:table-cell table:style-name="ce61" table:number-columns-repeated="7"/>
          <table:table-cell table:style-name="ce106"/>
          <table:table-cell table:style-name="ce61" table:number-columns-repeated="248"/>
        </table:table-row>
        <table:table-row table:style-name="ro3" table:number-rows-repeated="1048527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MacOSX_x86 LibreOffice_project/7122e39-92ed229-498d286-15e43b4-d70da21</meta:generator>
    <meta:creation-date>2006-08-15T15:32:42</meta:creation-date>
    <dc:date>2012-07-31T10:35:33</dc:date>
    <meta:editing-cycles>269</meta:editing-cycles>
    <meta:editing-duration>P5DT22H1M7S</meta:editing-duration>
    <meta:document-statistic meta:table-count="5" meta:cell-count="848" meta:object-count="0"/>
    <meta:user-defined meta:name="Info 1"/>
    <meta:user-defined meta:name="Info 2"/>
    <meta:user-defined meta:name="Info 3"/>
    <meta:user-defined meta:name="Info 4"/>
  </office:meta>
</office:document-meta>
</file>